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5pt" fo:font-weight="bold" officeooo:rsid="0008eb58" officeooo:paragraph-rsid="0008eb58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ans" fo:font-size="15pt" fo:font-weight="bold" officeooo:rsid="0009a7e5" officeooo:paragraph-rsid="0009a7e5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" fo:font-size="15pt" fo:font-weight="bold" officeooo:rsid="000abfa2" officeooo:paragraph-rsid="000abfa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fo:font-size="15pt" fo:font-weight="normal" officeooo:rsid="0008eb58" officeooo:paragraph-rsid="0008eb58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Liberation Sans" fo:font-size="15pt" fo:font-weight="normal" officeooo:rsid="0009a7e5" officeooo:paragraph-rsid="0009a7e5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text-properties style:font-name="Liberation Sans" fo:font-size="15pt" fo:font-weight="normal" officeooo:rsid="0009a7e5" officeooo:paragraph-rsid="0009a7e5" style:font-size-asian="15pt" style:font-weight-asian="normal" style:font-size-complex="15pt" style:font-weight-complex="normal"/>
    </style:style>
    <style:style style:name="P7" style:family="paragraph" style:parent-style-name="Standard" style:list-style-name="L2">
      <style:text-properties style:font-name="Liberation Sans" fo:font-size="15pt" fo:font-weight="normal" officeooo:rsid="000abfa2" officeooo:paragraph-rsid="000abfa2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Liberation Sans" fo:font-size="15pt" fo:font-weight="normal" officeooo:rsid="000abfa2" officeooo:paragraph-rsid="000abfa2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9a7e5" officeooo:paragraph-rsid="0009a7e5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style:font-name="Liberation Sans" fo:font-size="15pt" style:text-underline-style="solid" style:text-underline-width="auto" style:text-underline-color="font-color" fo:font-weight="bold" officeooo:rsid="000abfa2" officeooo:paragraph-rsid="000abfa2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style:text-underline-style="none" fo:font-weight="bold" officeooo:paragraph-rsid="0009a7e5" style:font-weight-asian="bold" style:font-weight-complex="bold"/>
    </style:style>
    <style:style style:name="P12" style:family="paragraph" style:parent-style-name="Standard" style:list-style-name="L7">
      <style:text-properties style:text-underline-style="none" officeooo:rsid="000f90cc" officeooo:paragraph-rsid="0012985e"/>
    </style:style>
    <style:style style:name="P13" style:family="paragraph" style:parent-style-name="Standard" style:list-style-name="L9">
      <style:text-properties style:text-underline-style="none" officeooo:rsid="000f90cc" officeooo:paragraph-rsid="0012985e"/>
    </style:style>
    <style:style style:name="P14" style:family="paragraph" style:parent-style-name="Standard" style:list-style-name="L4">
      <style:text-properties officeooo:paragraph-rsid="000abfa2"/>
    </style:style>
    <style:style style:name="P15" style:family="paragraph" style:parent-style-name="Standard" style:list-style-name="L4">
      <style:text-properties officeooo:paragraph-rsid="00101d18"/>
    </style:style>
    <style:style style:name="P16" style:family="paragraph" style:parent-style-name="Standard" style:list-style-name="L4">
      <style:text-properties officeooo:paragraph-rsid="0012985e"/>
    </style:style>
    <style:style style:name="P17" style:family="paragraph" style:parent-style-name="Standard" style:list-style-name="L4">
      <style:text-properties officeooo:paragraph-rsid="001543fa"/>
    </style:style>
    <style:style style:name="P18" style:family="paragraph" style:parent-style-name="Standard" style:list-style-name="L6">
      <style:text-properties officeooo:rsid="000dba3c" officeooo:paragraph-rsid="000dba3c"/>
    </style:style>
    <style:style style:name="P19" style:family="paragraph" style:parent-style-name="Standard">
      <style:text-properties officeooo:rsid="000dba3c" officeooo:paragraph-rsid="000dba3c"/>
    </style:style>
    <style:style style:name="P20" style:family="paragraph" style:parent-style-name="Standard">
      <style:text-properties officeooo:rsid="000dba3c" officeooo:paragraph-rsid="00101d18"/>
    </style:style>
    <style:style style:name="P21" style:family="paragraph" style:parent-style-name="Standard">
      <style:text-properties officeooo:rsid="000dba3c" officeooo:paragraph-rsid="0012985e"/>
    </style:style>
    <style:style style:name="P22" style:family="paragraph" style:parent-style-name="Standard">
      <style:text-properties officeooo:rsid="000dba3c" officeooo:paragraph-rsid="001543fa"/>
    </style:style>
    <style:style style:name="P23" style:family="paragraph" style:parent-style-name="Standard" style:list-style-name="L7">
      <style:text-properties officeooo:rsid="000f90cc" officeooo:paragraph-rsid="000f90cc"/>
    </style:style>
    <style:style style:name="P24" style:family="paragraph" style:parent-style-name="Standard">
      <style:text-properties officeooo:rsid="000f90cc" officeooo:paragraph-rsid="000f90cc"/>
    </style:style>
    <style:style style:name="P25" style:family="paragraph" style:parent-style-name="Standard" style:list-style-name="L9">
      <style:text-properties officeooo:rsid="000f90cc" officeooo:paragraph-rsid="00101d18"/>
    </style:style>
    <style:style style:name="P26" style:family="paragraph" style:parent-style-name="Standard" style:list-style-name="L9">
      <style:text-properties officeooo:rsid="000f90cc" officeooo:paragraph-rsid="0012985e"/>
    </style:style>
    <style:style style:name="P27" style:family="paragraph" style:parent-style-name="Standard">
      <style:text-properties officeooo:rsid="000f90cc" officeooo:paragraph-rsid="00101d18"/>
    </style:style>
    <style:style style:name="P28" style:family="paragraph" style:parent-style-name="Standard" style:list-style-name="L11">
      <style:text-properties officeooo:rsid="000f90cc" officeooo:paragraph-rsid="0012985e"/>
    </style:style>
    <style:style style:name="P29" style:family="paragraph" style:parent-style-name="Standard" style:list-style-name="L13">
      <style:text-properties officeooo:rsid="000f90cc" officeooo:paragraph-rsid="001543fa"/>
    </style:style>
    <style:style style:name="P30" style:family="paragraph" style:parent-style-name="Standard" style:list-style-name="L13">
      <style:text-properties officeooo:rsid="000f90cc" officeooo:paragraph-rsid="0015b34a"/>
    </style:style>
    <style:style style:name="P31" style:family="paragraph" style:parent-style-name="Standard" style:list-style-name="L8">
      <style:text-properties officeooo:rsid="00106d92" officeooo:paragraph-rsid="00106d92"/>
    </style:style>
    <style:style style:name="P32" style:family="paragraph" style:parent-style-name="Standard" style:list-style-name="L9">
      <style:text-properties officeooo:rsid="0012985e" officeooo:paragraph-rsid="0012985e"/>
    </style:style>
    <style:style style:name="P33" style:family="paragraph" style:parent-style-name="Standard" style:list-style-name="L7">
      <style:text-properties officeooo:rsid="0012985e" officeooo:paragraph-rsid="0012985e"/>
    </style:style>
    <style:style style:name="P34" style:family="paragraph" style:parent-style-name="Standard" style:list-style-name="L4">
      <style:text-properties officeooo:rsid="0012985e" officeooo:paragraph-rsid="0012985e"/>
    </style:style>
    <style:style style:name="P35" style:family="paragraph" style:parent-style-name="Standard" style:list-style-name="L10">
      <style:text-properties officeooo:rsid="0012985e" officeooo:paragraph-rsid="0012985e"/>
    </style:style>
    <style:style style:name="P36" style:family="paragraph" style:parent-style-name="Standard">
      <style:text-properties officeooo:rsid="0012985e" officeooo:paragraph-rsid="0012985e"/>
    </style:style>
    <style:style style:name="P37" style:family="paragraph" style:parent-style-name="Standard" style:list-style-name="L12">
      <style:text-properties officeooo:rsid="0012985e" officeooo:paragraph-rsid="001543fa"/>
    </style:style>
    <style:style style:name="P38" style:family="paragraph" style:parent-style-name="Standard" style:list-style-name="L4">
      <style:text-properties officeooo:rsid="001543fa" officeooo:paragraph-rsid="001543fa"/>
    </style:style>
    <style:style style:name="P39" style:family="paragraph" style:parent-style-name="Standard" style:list-style-name="L3">
      <style:text-properties fo:color="#0069b2" loext:opacity="100%" style:font-name="Liberation Sans" fo:font-size="15pt" style:text-underline-style="solid" style:text-underline-width="auto" style:text-underline-color="font-color" fo:font-weight="bold" officeooo:rsid="000abfa2" officeooo:paragraph-rsid="000abfa2" style:font-size-asian="15pt" style:font-weight-asian="bold" style:font-size-complex="15pt" style:font-weight-complex="bold"/>
    </style:style>
    <style:style style:name="T1" style:family="text"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T2" style:family="text">
      <style:text-properties style:font-name="Liberation Sans" fo:font-size="15pt" fo:font-weight="normal" officeooo:rsid="000f8fc2" style:font-size-asian="15pt" style:font-weight-asian="normal" style:font-size-complex="15pt" style:font-weight-complex="normal"/>
    </style:style>
    <style:style style:name="T3" style:family="text">
      <style:text-properties style:font-name="Liberation Sans" fo:font-size="15pt" fo:font-weight="normal" officeooo:rsid="0012985e" style:font-size-asian="15pt" style:font-weight-asian="normal" style:font-size-complex="15pt" style:font-weight-complex="normal"/>
    </style:style>
    <style:style style:name="T4" style:family="text">
      <style:text-properties style:font-name="Liberation Sans" fo:font-size="15pt" fo:font-weight="normal" officeooo:rsid="0013db40" style:font-size-asian="15pt" style:font-weight-asian="normal" style:font-size-complex="15pt" style:font-weight-complex="normal"/>
    </style:style>
    <style:style style:name="T5" style:family="text">
      <style:text-properties style:font-name="Liberation Sans" fo:font-size="15pt" fo:font-weight="normal" officeooo:rsid="0015b34a" style:font-size-asian="15pt" style:font-weight-asian="normal" style:font-size-complex="15pt" style:font-weight-complex="normal"/>
    </style:style>
    <style:style style:name="T6" style:family="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Liberation Sans" fo:font-size="15pt" fo:font-weight="bold" officeooo:rsid="000abfa2" style:font-size-asian="15pt" style:font-weight-asian="bold" style:font-size-complex="15pt" style:font-weight-complex="bold"/>
    </style:style>
    <style:style style:name="T8" style:family="text">
      <style:text-properties style:font-name="Liberation Sans" fo:font-size="15pt" fo:font-weight="bold" officeooo:rsid="000dba3c" style:font-size-asian="15pt" style:font-weight-asian="bold" style:font-size-complex="15pt" style:font-weight-complex="bold"/>
    </style:style>
    <style:style style:name="T9" style:family="text">
      <style:text-properties style:font-name="Liberation Sans" fo:font-size="15pt" fo:font-weight="bold" officeooo:rsid="000f8fc2" style:font-size-asian="15pt" style:font-weight-asian="bold" style:font-size-complex="15pt" style:font-weight-complex="bold"/>
    </style:style>
    <style:style style:name="T10" style:family="text">
      <style:text-properties style:font-name="Liberation Sans" fo:font-size="15pt" style:text-underline-style="solid" style:text-underline-width="auto" style:text-underline-color="font-color" fo:font-weight="normal" officeooo:rsid="000f8fc2" style:font-size-asian="15pt" style:font-weight-asian="normal" style:font-size-complex="15pt" style:font-weight-complex="normal"/>
    </style:style>
    <style:style style:name="T11" style:family="text">
      <style:text-properties style:font-name="Liberation Sans" fo:font-size="15pt" officeooo:rsid="0009a7e5" style:font-size-asian="15pt" style:font-size-complex="15pt"/>
    </style:style>
    <style:style style:name="T12" style:family="text">
      <style:text-properties style:font-name="Liberation Sans" fo:font-size="15pt" style:text-underline-style="none" fo:font-weight="normal" style:font-size-asian="15pt" style:font-weight-asian="normal" style:font-size-complex="15pt" style:font-weight-complex="normal"/>
    </style:style>
    <style:style style:name="T13" style:family="text">
      <style:text-properties style:font-name="Liberation Sans" fo:font-size="15pt" style:text-underline-style="none" fo:font-weight="normal" officeooo:rsid="000f8fc2" style:font-size-asian="15pt" style:font-weight-asian="normal" style:font-size-complex="15pt" style:font-weight-complex="normal"/>
    </style:style>
    <style:style style:name="T14" style:family="text">
      <style:text-properties style:font-name="Liberation Sans" fo:font-size="15pt" style:text-underline-style="none" fo:font-weight="normal" officeooo:rsid="000fc53d" style:font-size-asian="15pt" style:font-weight-asian="normal" style:font-size-complex="15pt" style:font-weight-complex="normal"/>
    </style:style>
    <style:style style:name="T15" style:family="text">
      <style:text-properties style:font-name="Liberation Sans" fo:font-size="15pt" style:text-underline-style="none" fo:font-weight="normal" officeooo:rsid="0012985e" style:font-size-asian="15pt" style:font-weight-asian="normal" style:font-size-complex="15pt" style:font-weight-complex="normal"/>
    </style:style>
    <style:style style:name="T16" style:family="text">
      <style:text-properties style:font-name="Liberation Sans" fo:font-size="15pt" style:text-underline-style="none" fo:font-weight="normal" officeooo:rsid="001543fa" style:font-size-asian="15pt" style:font-weight-asian="normal" style:font-size-complex="15pt" style:font-weight-complex="normal"/>
    </style:style>
    <style:style style:name="T17" style:family="text">
      <style:text-properties style:font-name="Liberation Sans" fo:font-size="15pt" style:text-underline-style="none" fo:font-weight="normal" officeooo:rsid="0015b34a" style:font-size-asian="15pt" style:font-weight-asian="normal" style:font-size-complex="15pt" style:font-weight-complex="normal"/>
    </style:style>
    <style:style style:name="T18" style:family="text">
      <style:text-properties style:font-name="Liberation Sans" fo:font-size="15pt" style:text-underline-style="none" fo:font-weight="normal" officeooo:rsid="00170b03" style:font-size-asian="15pt" style:font-weight-asian="normal" style:font-size-complex="15pt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bbdf8"/>
    </style:style>
    <style:style style:name="T21" style:family="text">
      <style:text-properties fo:color="#0097ff" loext:opacity="100%"/>
    </style:style>
    <style:style style:name="T22" style:family="text">
      <style:text-properties officeooo:rsid="000abfa2"/>
    </style:style>
    <style:style style:name="T23" style:family="text">
      <style:text-properties style:text-underline-style="none" officeooo:rsid="000bbdf8"/>
    </style:style>
    <style:style style:name="T24" style:family="text">
      <style:text-properties fo:color="#ffffff" loext:opacity="100%" style:font-name="Liberation Sans" fo:font-size="15pt" style:text-underline-style="solid" style:text-underline-width="auto" style:text-underline-color="font-color" fo:font-weight="normal" officeooo:rsid="000f8fc2" fo:background-color="#0069b2" loext:char-shading-value="0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técnica do projeto – Dicionário de código</text:p>
      <text:p text:style-name="P1"/>
      <text:p text:style-name="P4"/>
      <text:p text:style-name="P4">Os dados aqui representados representam uma documentação de funcionalidades da aplicação separados por cada componente Angular.</text:p>
      <text:p text:style-name="P4"/>
      <text:p text:style-name="P4"/>
      <text:p text:style-name="P4"/>
      <text:p text:style-name="P2"><text:span text:style-name="T21">Componente</text:span> &gt; <text:span text:style-name="T19">app</text:span> &gt; <text:span text:style-name="T19">reservas</text:span> &gt; <text:span text:style-name="T19">criar</text:span> &gt; <text:span text:style-name="T19">eventual</text:span></text:p>
      <text:p text:style-name="P2"/>
      <text:p text:style-name="P2">Criação de uma reserva eventual</text:p>
      <text:p text:style-name="P2"/>
      <text:p text:style-name="P5">Um formulário que realiza a criação de uma reserva eventual normal. Esse formulário passa por uma série de campos e possui suas regras e validações, as tais são: </text:p>
      <text:p text:style-name="P5"/>
      <text:p text:style-name="P5"/>
      <text:p text:style-name="P9"><text:span text:style-name="T22">Lógica</text:span>:</text:p>
      <text:p text:style-name="P5"/>
      <text:list xml:id="list2805620712" text:style-name="L1">
        <text:list-item>
          <text:p text:style-name="P11"><text:span text:style-name="T11">Nenhum campo pode estar em branco</text:span></text:p>
          <text:p text:style-name="P6"/>
          <text:list>
            <text:list-header>
              <text:p text:style-name="P10">Validação:</text:p>
              <text:p text:style-name="P10"/>
            </text:list-header>
          </text:list>
        </text:list-item>
      </text:list>
      <text:list xml:id="list4008580207" text:style-name="L2">
        <text:list-item>
          <text:p text:style-name="P7">O formulário não pode ser processado se os inputs estiverem em branco e pelo menos um equipamento adicionado.</text:p>
        </text:list-item>
      </text:list>
      <text:p text:style-name="P8"><text:tab/><text:tab/></text:p>
      <text:p text:style-name="P8"><text:tab/><text:tab/><text:span text:style-name="T20">Implantação:</text:span><text:span text:style-name="T23"> Esta validação foi adicionada diretamente no</text:span></text:p>
      <text:p text:style-name="P8"><text:span text:style-name="T23"><text:tab/><text:tab/>html da aplicação usando o formControl.</text:span></text:p>
      <text:p text:style-name="P8"/>
      <text:list xml:id="list1445240814" text:style-name="L3">
        <text:list-item>
          <text:p text:style-name="P39">Logica para adicionar equipamento</text:p>
        </text:list-item>
      </text:list>
      <text:p text:style-name="P3"><text:tab/></text:p>
      <text:list xml:id="list904957764" text:style-name="L4">
        <text:list-item>
          <text:p text:style-name="P14"><text:span text:style-name="T7">Não pode adicionar um equipamento sem quantidad</text:span><text:span text:style-name="T8">e </text:span><text:span text:style-name="T9">e nem uma quantidade sem um equipamento</text:span></text:p>
          <text:p text:style-name="P14"><text:span text:style-name="T8"/></text:p>
        </text:list-item>
      </text:list>
      <text:list xml:id="list1431283234" text:style-name="L6">
        <text:list-item>
          <text:p text:style-name="P18"><text:span text:style-name="T1">Obrigatório no ato da reserva informar a quantidade solicitada do equipamento para que o sistema tenha o controle do estoque </text:span><text:span text:style-name="T2">e um equipamento para acompanhá-la.</text:span></text:p>
        </text:list-item>
      </text:list>
      <text:p text:style-name="P19"><text:span text:style-name="T1"><text:tab/></text:span></text:p>
      <text:p text:style-name="P21"><text:span text:style-name="T1"><text:tab/><text:tab/></text:span><text:span text:style-name="T24">Implantação</text:span><text:span text:style-name="T13">: Criado uma funcionalidade de validação tanto <text:tab/><text:tab/>de equipamento quanto quantidade entre os campos <text:tab/><text:tab/><text:tab/>input:text e input:select. </text:span><text:span text:style-name="T14">O método só passa se todas as <text:tab/><text:tab/><text:tab/>checagens estiverem verdadeiras (true).</text:span></text:p>
      <text:p text:style-name="P19"><text:soft-page-break/><text:span text:style-name="T13"/></text:p>
      <text:p text:style-name="P19"><text:span text:style-name="T13"><text:tab/><text:tab/></text:span><text:span text:style-name="T10">Localização</text:span><text:span text:style-name="T13">:</text:span></text:p>
      <text:list xml:id="list2351775124" text:style-name="L7">
        <text:list-item>
          <text:p text:style-name="P23"><text:span text:style-name="T13">P</text:span><text:span text:style-name="T12">ath: </text:span><text:span text:style-name="T13">app &gt; <text:s/>validator</text:span><text:span text:style-name="T12">s</text:span><text:span text:style-name="T13"> &gt; equipamento </text:span></text:p>
        </text:list-item>
        <text:list-item>
          <text:p text:style-name="P23"><text:span text:style-name="T12">Classe: </text:span><text:span text:style-name="T13"><text:s/>formEquipamentoValidationService.ts</text:span></text:p>
        </text:list-item>
        <text:list-item>
          <text:p text:style-name="P23"><text:span text:style-name="T12">Metodo: </text:span><text:span text:style-name="T13"><text:s/>equipamentoEQuantidadeNaoPodemEstarVazios</text:span></text:p>
        </text:list-item>
        <text:list-item>
          <text:p text:style-name="P12"><text:span text:style-name="T3">Parâmetros do método:</text:span></text:p>
          <text:list>
            <text:list-item>
              <text:p text:style-name="P33"><text:span text:style-name="T12">Valor do equipamento selecionado para comparação</text:span></text:p>
              <text:p text:style-name="P33"><text:span text:style-name="T13">A lista de equipamentos para comparaç</text:span></text:p>
            </text:list-item>
          </text:list>
        </text:list-item>
      </text:list>
      <text:p text:style-name="P24"><text:span text:style-name="T13"/></text:p>
      <text:p text:style-name="P24"><text:span text:style-name="T13"/></text:p>
      <text:list xml:id="list172907000883403" text:continue-list="list904957764" text:style-name="L4">
        <text:list-item>
          <text:p text:style-name="P15"><text:span text:style-name="T7">Não </text:span><text:span text:style-name="T9">pode adicionar o mesmo equipamento 2x</text:span></text:p>
          <text:p text:style-name="P15"><text:span text:style-name="T8"/></text:p>
        </text:list-item>
      </text:list>
      <text:list xml:id="list2749807707" text:style-name="L8">
        <text:list-item>
          <text:p text:style-name="P31"><text:span text:style-name="T2">U</text:span><text:span text:style-name="T1">ma reserva não pode ter dois equipamentos iguais, para uma reserva apenas um equipamento com a sua quantidade.</text:span></text:p>
        </text:list-item>
      </text:list>
      <text:p text:style-name="P20"><text:span text:style-name="T1"><text:tab/></text:span></text:p>
      <text:p text:style-name="P21"><text:span text:style-name="T1"><text:tab/><text:tab/></text:span><text:span text:style-name="T24">Implantação</text:span><text:span text:style-name="T13">: Criado uma funcionalidade </text:span><text:span text:style-name="T15">para não permitir <text:tab/></text:span></text:p>
      <text:p text:style-name="P20"><text:span text:style-name="T15"><text:tab/><text:tab/>passar o adicionamento de um equipamento se caso já <text:tab/><text:tab/><text:tab/>houver outro equipamento com a mesma descrição ser <text:tab/><text:tab/><text:tab/>adicionado.</text:span></text:p>
      <text:p text:style-name="P20"><text:span text:style-name="T13"/></text:p>
      <text:p text:style-name="P20"><text:span text:style-name="T13"><text:tab/><text:tab/></text:span><text:span text:style-name="T10">Localização</text:span><text:span text:style-name="T13">:</text:span></text:p>
      <text:list xml:id="list2429324097" text:style-name="L9">
        <text:list-item>
          <text:p text:style-name="P25"><text:span text:style-name="T13">P</text:span><text:span text:style-name="T12">ath: </text:span><text:span text:style-name="T13">app &gt; <text:s/>validator</text:span><text:span text:style-name="T12">s</text:span><text:span text:style-name="T13"> &gt; equipamento </text:span></text:p>
        </text:list-item>
        <text:list-item>
          <text:p text:style-name="P25"><text:span text:style-name="T12">Classe: </text:span><text:span text:style-name="T13"><text:s/>formEquipamentoValidationService.ts</text:span></text:p>
        </text:list-item>
        <text:list-item>
          <text:p text:style-name="P26"><text:span text:style-name="T12">Metodo: </text:span><text:span text:style-name="T13"><text:s/>naoPodeAddEquip2Vezes</text:span></text:p>
        </text:list-item>
        <text:list-item>
          <text:p text:style-name="P13"><text:span text:style-name="T3">Parâmetros do método:</text:span></text:p>
          <text:list>
            <text:list-item>
              <text:p text:style-name="P32"><text:span text:style-name="T12">Valor do equipamento selecionado para comparação</text:span></text:p>
            </text:list-item>
            <text:list-item>
              <text:p text:style-name="P32"><text:span text:style-name="T12">A lista de equipamentos para comparação</text:span></text:p>
            </text:list-item>
          </text:list>
        </text:list-item>
      </text:list>
      <text:p text:style-name="P27"><text:span text:style-name="T13"/></text:p>
      <text:p text:style-name="P27"><text:span text:style-name="T13"/></text:p>
      <text:list xml:id="list172905298529065" text:continue-list="list172907000883403" text:style-name="L4">
        <text:list-item>
          <text:p text:style-name="P34"><text:span text:style-name="T9">V</text:span><text:span text:style-name="T6">erificar quantidade de estoque disponível direto no banco de dados</text:span></text:p>
          <text:p text:style-name="P16"><text:span text:style-name="T8"/></text:p>
        </text:list-item>
      </text:list>
      <text:list xml:id="list1108343582" text:style-name="L10">
        <text:list-item>
          <text:p text:style-name="P35"><text:span text:style-name="T1">Antes de fechar a reserva, no botão adicionar é necessário verificar se a quantidade solicitada no momento de edicionar o equipamento tem disponível em estoque </text:span><text:span text:style-name="T4">no momento da criação da reserva.</text:span></text:p>
        </text:list-item>
      </text:list>
      <text:p text:style-name="P21"><text:span text:style-name="T1"><text:tab/></text:span></text:p>
      <text:p text:style-name="P21"><text:span text:style-name="T1"><text:tab/><text:tab/></text:span><text:span text:style-name="T24">Implantação</text:span><text:span text:style-name="T13">: </text:span><text:span text:style-name="T16">Adicionado a funcionalidade realizando api com <text:tab/><text:tab/>servidor usando observables, porém no próprio componente <text:tab/><text:tab/>da classe. Pela facilidade de conexão direta dos dados da <text:tab/><text:tab/>classe com a lógica dentro do subscribe.</text:span></text:p>
      <text:p text:style-name="P21"><text:span text:style-name="T13"/></text:p>
      <text:p text:style-name="P21"><text:soft-page-break/><text:span text:style-name="T13"><text:tab/><text:tab/></text:span><text:span text:style-name="T10">Localização</text:span><text:span text:style-name="T13">:</text:span></text:p>
      <text:list xml:id="list2759214201" text:style-name="L11">
        <text:list-item>
          <text:p text:style-name="P28"><text:span text:style-name="T13">P</text:span><text:span text:style-name="T12">ath: </text:span><text:span text:style-name="T13">app &gt; <text:s/></text:span><text:span text:style-name="T16">reservas</text:span><text:span text:style-name="T13"> &gt; </text:span><text:span text:style-name="T16">criar</text:span><text:span text:style-name="T13"> </text:span></text:p>
        </text:list-item>
        <text:list-item>
          <text:p text:style-name="P28"><text:span text:style-name="T12">Classe: </text:span><text:span text:style-name="T13"><text:s/></text:span><text:span text:style-name="T16">eventual.component</text:span><text:span text:style-name="T13">.ts</text:span></text:p>
        </text:list-item>
        <text:list-item>
          <text:p text:style-name="P28"><text:span text:style-name="T12">Metodo: </text:span><text:span text:style-name="T13"><text:s/>validacaoDeQuantidade:</text:span><text:span text:style-name="T16">boolean</text:span></text:p>
        </text:list-item>
      </text:list>
      <text:p text:style-name="P36"><text:span text:style-name="T13"/></text:p>
      <text:p text:style-name="P36"><text:span text:style-name="T13"/></text:p>
      <text:list xml:id="list172905577844962" text:continue-list="list172905298529065" text:style-name="L4">
        <text:list-item>
          <text:p text:style-name="P38"><text:span text:style-name="T6">O campo “Outros equipamentos” deve conceder exceção para adicionar um equipamento que não esteja na lista</text:span></text:p>
          <text:p text:style-name="P17"><text:span text:style-name="T8"/></text:p>
        </text:list-item>
      </text:list>
      <text:list xml:id="list2510258573" text:style-name="L12">
        <text:list-item>
          <text:p text:style-name="P37"><text:span text:style-name="T5">Em alguma situação pode haver a necessidade de adicionar algum equipamento temporariamente ou não que não esteja na lista</text:span><text:span text:style-name="T4">. </text:span><text:span text:style-name="T5">Mesmo assim o sistema dará oportunidade de adicionar esse equipamento fora da lista e deve informar o usuario que para que este equipamento entre em vigor na lista é necessário adicionar ele nas configurações da aplicação.</text:span></text:p>
        </text:list-item>
      </text:list>
      <text:p text:style-name="P22"><text:span text:style-name="T1"><text:tab/></text:span></text:p>
      <text:p text:style-name="P22"><text:span text:style-name="T1"><text:tab/><text:tab/></text:span><text:span text:style-name="T24">Implantação</text:span><text:span text:style-name="T13">: </text:span><text:span text:style-name="T16">Adicionado a funcionalidade </text:span><text:span text:style-name="T17">para poder habilitar <text:tab/><text:tab/>o campo de “Outros equipamentos” e o sistema recupera as <text:tab/><text:tab/>informações e emitirá a mensagem solicitada e adicionará <text:tab/><text:tab/>este novo equipamento sem o controle do estoque, o que <text:tab/><text:tab/><text:tab/>significa que este equipamento só será reconhecido na <text:tab/><text:tab/><text:tab/>própria reserva criada, e disponibilizará a possibilidade de <text:tab/><text:tab/>adicionar este equipamento na aplicação</text:span><text:span text:style-name="T16">.</text:span></text:p>
      <text:p text:style-name="P22"><text:span text:style-name="T13"/></text:p>
      <text:p text:style-name="P22"><text:span text:style-name="T13"><text:tab/><text:tab/></text:span><text:span text:style-name="T10">Localização</text:span><text:span text:style-name="T13">:</text:span></text:p>
      <text:list xml:id="list412591947" text:style-name="L13">
        <text:list-item>
          <text:p text:style-name="P29"><text:span text:style-name="T13">P</text:span><text:span text:style-name="T12">ath: </text:span><text:span text:style-name="T13">app &gt; <text:s/></text:span><text:span text:style-name="T16">reservas</text:span><text:span text:style-name="T13"> &gt; </text:span><text:span text:style-name="T16">criar</text:span><text:span text:style-name="T13"> </text:span></text:p>
        </text:list-item>
        <text:list-item>
          <text:p text:style-name="P29"><text:span text:style-name="T12">Classe: </text:span><text:span text:style-name="T13"><text:s/></text:span><text:span text:style-name="T16">eventual.component</text:span><text:span text:style-name="T13">.ts</text:span></text:p>
        </text:list-item>
        <text:list-item>
          <text:p text:style-name="P30"><text:span text:style-name="T13">Metodo</text:span><text:span text:style-name="T17">s</text:span><text:span text:style-name="T13">:</text:span></text:p>
          <text:list>
            <text:list-item>
              <text:p text:style-name="P30"><text:span text:style-name="T13">onCheckboxOutrosChange:</text:span><text:span text:style-name="T17">boolean</text:span></text:p>
            </text:list-item>
            <text:list-item>
              <text:p text:style-name="P30"><text:span text:style-name="T13">adicionarEquipamento:</text:span><text:span text:style-name="T18">void</text:span></text:p>
            </text:list-item>
            <text:list-item>
              <text:p text:style-name="P30"><text:span text:style-name="T18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5pt" style:font-size-asian="13.1000003814697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8:36:43.256342554</meta:creation-date>
    <dc:date>2024-10-01T17:29:04.206396579</dc:date>
    <meta:editing-duration>PT29M1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538" meta:character-count="3628" meta:non-whitespace-character-count="3096"/>
  </office:meta>
</office:document-meta>
</file>